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a42" officeooo:paragraph-rsid="001aaa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3:16:06.795193492</meta:creation-date>
    <dc:date>2018-10-01T13:16:37.022141390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6.0.6.2$Linux_X86_64 LibreOffice_project/00m0$Build-2</meta:generator>
  </office:meta>
</office:document-meta>
</file>